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CC0000009905C31B5C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02cm, 17.272cm, 3.251cm, 21.5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26cm" svg:height="12.641cm" draw:transform="rotate (-1.57236712312169) translate (16.579cm 8.513cm)">
          <draw:image xlink:href="Pictures/1000000000000CC0000009905C31B5CA.jpg" xlink:type="simple" xlink:show="embed" xlink:actuate="onLoad">
            <text:p/>
          </draw:image>
        </draw:frame>
        <draw:frame draw:style-name="gr2" draw:layer="layout" svg:width="5.493cm" svg:height="1.038cm" svg:x="7.985cm" svg:y="7.328cm">
          <draw:text-box>
            <text:p>Selected Channel</text:p>
          </draw:text-box>
        </draw:frame>
        <draw:frame draw:style-name="gr2" draw:layer="layout" svg:width="2.61cm" svg:height="1.825cm" svg:x="1.213cm" svg:y="13.192cm">
          <draw:text-box>
            <text:p>Current</text:p>
            <text:p text:style-name="P1">Setting</text:p>
          </draw:text-box>
        </draw:frame>
        <draw:frame draw:style-name="gr3" draw:layer="layout" svg:width="2.263cm" svg:height="1.825cm" svg:x="16.898cm" svg:y="12.557cm">
          <draw:text-box>
            <text:p>Wave </text:p>
            <text:p text:style-name="P1">Type</text:p>
          </draw:text-box>
        </draw:frame>
        <draw:frame draw:style-name="gr2" draw:layer="layout" svg:width="2.509cm" svg:height="1.825cm" svg:x="16.72cm" svg:y="14.589cm">
          <draw:text-box>
            <text:p>Button </text:p>
            <text:p text:style-name="P1">M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23:14:39</meta:creation-date>
    <dc:date>2012-12-05T23:20:01</dc:date>
    <meta:editing-duration>P0D</meta:editing-duration>
    <meta:editing-cycles>1</meta:editing-cycles>
    <meta:document-statistic meta:object-count="5"/>
    <meta:generator>LibreOffice/3.6$Linux_X86_64 LibreOffice_project/360m1$Build-2</meta:generator>
  </office:meta>
</office:document-meta>
</file>